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float" office:value="1.13050359032502" calcext:value-type="float">
            <text:p>1.130503590325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way</text:p>
          </table:table-cell>
          <table:table-cell office:value-type="float" office:value="1.48425925925926" calcext:value-type="float">
            <text:p>1.48425925925926</text:p>
          </table:table-cell>
          <table:table-cell/>
          <table:table-cell table:formula="of:=[.$B$1]^[.D3]*EXP(-[.$B$1])/FACT([.D3])" office:value-type="float" office:value="0.322870620953921" calcext:value-type="float">
            <text:p>0.322870620953921</text:p>
          </table:table-cell>
          <table:table-cell table:formula="of:=[.$B$1]^[.E3]*EXP(-[.$B$1])/FACT([.E3])" office:value-type="float" office:value="0.365006396198876" calcext:value-type="float">
            <text:p>0.365006396198876</text:p>
          </table:table-cell>
          <table:table-cell table:formula="of:=[.$B$1]^[.F3]*EXP(-[.$B$1])/FACT([.F3])" office:value-type="float" office:value="0.206320520697212" calcext:value-type="float">
            <text:p>0.206320520697212</text:p>
          </table:table-cell>
          <table:table-cell table:formula="of:=[.$B$1]^[.G3]*EXP(-[.$B$1])/FACT([.G3])" office:value-type="float" office:value="0.077748696468642" calcext:value-type="float">
            <text:p>0.077748696468642</text:p>
          </table:table-cell>
          <table:table-cell table:formula="of:=[.$B$1]^[.H3]*EXP(-[.$B$1])/FACT([.H3])" office:value-type="float" office:value="0.0219737951252225" calcext:value-type="float">
            <text:p>0.021973795125223</text:p>
          </table:table-cell>
          <table:table-cell table:formula="of:=[.$B$1]^[.I3]*EXP(-[.$B$1])/FACT([.I3])" office:value-type="float" office:value="0.00496829085642608" calcext:value-type="float">
            <text:p>0.004968290856426</text:p>
          </table:table-cell>
          <table:table-cell table:formula="of:=[.$B$1]^[.J3]*EXP(-[.$B$1])/FACT([.J3])" office:value-type="float" office:value="0.000936111775161441" calcext:value-type="float">
            <text:p>0.000936111775161</text:p>
          </table:table-cell>
          <table:table-cell table:formula="of:=[.$B$1]^[.K3]*EXP(-[.$B$1])/FACT([.K3])" office:value-type="float" office:value="0.000151182531823648" calcext:value-type="float">
            <text:p>0.000151182531824</text:p>
          </table:table-cell>
          <table:table-cell table:formula="of:=[.$B$1]^[.L3]*EXP(-[.$B$1])/FACT([.L3])" office:value-type="float" office:value="0.0000213640493776325" calcext:value-type="float">
            <text:p>2.13640493776325E-0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$B$2]^[.C4]*EXP(-[.$B$2])/FACT([.C4])" office:value-type="float" office:value="0.226670182343987" calcext:value-type="float">
            <text:p>0.226670182343987</text:p>
          </table:table-cell>
          <table:table-cell office:value-type="float" office:value="0" calcext:value-type="float">
            <text:p>0</text:p>
          </table:table-cell>
          <table:table-cell table:style-name="ce1" table:formula="of:=[.D$2]*[.$B4]" office:value-type="float" office:value="0.0731851425251415" calcext:value-type="float">
            <text:p>0.073185142525142</text:p>
          </table:table-cell>
          <table:table-cell table:style-name="ce2" table:formula="of:=[.E$2]*[.$B4]" office:value-type="float" office:value="0.0827360663831207" calcext:value-type="float">
            <text:p>0.082736066383121</text:p>
          </table:table-cell>
          <table:table-cell table:style-name="ce2" table:formula="of:=[.F$2]*[.$B4]" office:value-type="float" office:value="0.0467667100477435" calcext:value-type="float">
            <text:p>0.046766710047744</text:p>
          </table:table-cell>
          <table:table-cell table:style-name="ce2" table:formula="of:=[.G$2]*[.$B4]" office:value-type="float" office:value="0.0176233112055544" calcext:value-type="float">
            <text:p>0.017623311205554</text:p>
          </table:table-cell>
          <table:table-cell table:style-name="ce2" table:formula="of:=[.H$2]*[.$B4]" office:value-type="float" office:value="0.00498080414782359" calcext:value-type="float">
            <text:p>0.004980804147824</text:p>
          </table:table-cell>
          <table:table-cell table:style-name="ce2" table:formula="of:=[.I$2]*[.$B4]" office:value-type="float" office:value="0.00112616339436406" calcext:value-type="float">
            <text:p>0.001126163394364</text:p>
          </table:table-cell>
          <table:table-cell table:style-name="ce2" table:formula="of:=[.J$2]*[.$B4]" office:value-type="float" office:value="0.000212188626770197" calcext:value-type="float">
            <text:p>0.00021218862677</text:p>
          </table:table-cell>
          <table:table-cell table:style-name="ce2" table:formula="of:=[.K$2]*[.$B4]" office:value-type="float" office:value="0.0000342685720556919" calcext:value-type="float">
            <text:p>3.42685720556919E-05</text:p>
          </table:table-cell>
          <table:table-cell table:style-name="ce2" table:formula="of:=[.L$2]*[.$B4]" office:value-type="float" office:value="0.00000484259296803391" calcext:value-type="float">
            <text:p>4.84259296803391E-06</text:p>
          </table:table-cell>
        </table:table-row>
        <table:table-row table:style-name="ro1">
          <table:table-cell/>
          <table:table-cell table:formula="of:=[.$B$2]^[.C5]*EXP(-[.$B$2])/FACT([.C5])" office:value-type="float" office:value="0.336437316942047" calcext:value-type="float">
            <text:p>0.336437316942047</text:p>
          </table:table-cell>
          <table:table-cell office:value-type="float" office:value="1" calcext:value-type="float">
            <text:p>1</text:p>
          </table:table-cell>
          <table:table-cell table:formula="of:=[.D$2]*[.$B5]" office:value-type="float" office:value="0.10862572543315" calcext:value-type="float">
            <text:p>0.10862572543315</text:p>
          </table:table-cell>
          <table:table-cell table:style-name="ce1" table:formula="of:=[.E$2]*[.$B5]" office:value-type="float" office:value="0.122801772603836" calcext:value-type="float">
            <text:p>0.122801772603836</text:p>
          </table:table-cell>
          <table:table-cell table:style-name="ce2" table:formula="of:=[.F$2]*[.$B5]" office:value-type="float" office:value="0.0694139224134563" calcext:value-type="float">
            <text:p>0.069413922413456</text:p>
          </table:table-cell>
          <table:table-cell table:style-name="ce2" table:formula="of:=[.G$2]*[.$B5]" office:value-type="float" office:value="0.0261575628356516" calcext:value-type="float">
            <text:p>0.026157562835652</text:p>
          </table:table-cell>
          <table:table-cell table:style-name="ce2" table:formula="of:=[.H$2]*[.$B5]" office:value-type="float" office:value="0.00739280467496409" calcext:value-type="float">
            <text:p>0.007392804674964</text:p>
          </table:table-cell>
          <table:table-cell table:style-name="ce2" table:formula="of:=[.I$2]*[.$B5]" office:value-type="float" office:value="0.0016715184455237" calcext:value-type="float">
            <text:p>0.001671518445524</text:p>
          </table:table-cell>
          <table:table-cell table:style-name="ce2" table:formula="of:=[.J$2]*[.$B5]" office:value-type="float" office:value="0.000314942933993172" calcext:value-type="float">
            <text:p>0.000314942933993</text:p>
          </table:table-cell>
          <table:table-cell table:style-name="ce2" table:formula="of:=[.K$2]*[.$B5]" office:value-type="float" office:value="0.0000508634453752538" calcext:value-type="float">
            <text:p>5.08634453752538E-05</text:p>
          </table:table-cell>
          <table:table-cell table:style-name="ce2" table:formula="of:=[.L$2]*[.$B5]" office:value-type="float" office:value="0.00000718766345162811" calcext:value-type="float">
            <text:p>7.18766345162811E-06</text:p>
          </table:table-cell>
        </table:table-row>
        <table:table-row table:style-name="ro1">
          <table:table-cell/>
          <table:table-cell table:formula="of:=[.$B$2]^[.C6]*EXP(-[.$B$2])/FACT([.C6])" office:value-type="float" office:value="0.249680101415788" calcext:value-type="float">
            <text:p>0.249680101415788</text:p>
          </table:table-cell>
          <table:table-cell office:value-type="float" office:value="2" calcext:value-type="float">
            <text:p>2</text:p>
          </table:table-cell>
          <table:table-cell table:formula="of:=[.D$2]*[.$B6]" office:value-type="float" office:value="0.0806143693839534" calcext:value-type="float">
            <text:p>0.080614369383953</text:p>
          </table:table-cell>
          <table:table-cell table:formula="of:=[.E$2]*[.$B6]" office:value-type="float" office:value="0.0911348340203465" calcext:value-type="float">
            <text:p>0.091134834020347</text:p>
          </table:table-cell>
          <table:table-cell table:style-name="ce1" table:formula="of:=[.F$2]*[.$B6]" office:value-type="float" office:value="0.0515141285318382" calcext:value-type="float">
            <text:p>0.051514128531838</text:p>
          </table:table-cell>
          <table:table-cell table:style-name="ce2" table:formula="of:=[.G$2]*[.$B6]" office:value-type="float" office:value="0.0194123024192359" calcext:value-type="float">
            <text:p>0.019412302419236</text:p>
          </table:table-cell>
          <table:table-cell table:style-name="ce2" table:formula="of:=[.H$2]*[.$B6]" office:value-type="float" office:value="0.0054864193953553" calcext:value-type="float">
            <text:p>0.005486419395355</text:p>
          </table:table-cell>
          <table:table-cell table:style-name="ce2" table:formula="of:=[.I$2]*[.$B6]" office:value-type="float" office:value="0.0012404833648956" calcext:value-type="float">
            <text:p>0.001240483364896</text:p>
          </table:table-cell>
          <table:table-cell table:style-name="ce2" table:formula="of:=[.J$2]*[.$B6]" office:value-type="float" office:value="0.000233728482958822" calcext:value-type="float">
            <text:p>0.000233728482959</text:p>
          </table:table-cell>
          <table:table-cell table:style-name="ce2" table:formula="of:=[.K$2]*[.$B6]" office:value-type="float" office:value="0.000037747269878024" calcext:value-type="float">
            <text:p>3.7747269878024E-05</text:p>
          </table:table-cell>
          <table:table-cell table:style-name="ce2" table:formula="of:=[.L$2]*[.$B6]" office:value-type="float" office:value="0.0000053341780152592" calcext:value-type="float">
            <text:p>5.3341780152592E-06</text:p>
          </table:table-cell>
        </table:table-row>
        <table:table-row table:style-name="ro1">
          <table:table-cell/>
          <table:table-cell table:formula="of:=[.$B$2]^[.C7]*EXP(-[.$B$2])/FACT([.C7])" office:value-type="float" office:value="0.123530000793058" calcext:value-type="float">
            <text:p>0.123530000793058</text:p>
          </table:table-cell>
          <table:table-cell office:value-type="float" office:value="3" calcext:value-type="float">
            <text:p>3</text:p>
          </table:table-cell>
          <table:table-cell table:formula="of:=[.D$2]*[.$B7]" office:value-type="float" office:value="0.039884208062493" calcext:value-type="float">
            <text:p>0.039884208062493</text:p>
          </table:table-cell>
          <table:table-cell table:formula="of:=[.E$2]*[.$B7]" office:value-type="float" office:value="0.0450892404119184" calcext:value-type="float">
            <text:p>0.045089240411918</text:p>
          </table:table-cell>
          <table:table-cell table:formula="of:=[.F$2]*[.$B7]" office:value-type="float" office:value="0.0254867740853508" calcext:value-type="float">
            <text:p>0.025486774085351</text:p>
          </table:table-cell>
          <table:table-cell table:style-name="ce1" table:formula="of:=[.G$2]*[.$B7]" office:value-type="float" office:value="0.00960429653643058" calcext:value-type="float">
            <text:p>0.009604296536431</text:p>
          </table:table-cell>
          <table:table-cell table:style-name="ce2" table:formula="of:=[.H$2]*[.$B7]" office:value-type="float" office:value="0.00271442292924523" calcext:value-type="float">
            <text:p>0.002714422929245</text:p>
          </table:table-cell>
          <table:table-cell table:style-name="ce2" table:formula="of:=[.I$2]*[.$B7]" office:value-type="float" office:value="0.000613732973434457" calcext:value-type="float">
            <text:p>0.000613732973434</text:p>
          </table:table-cell>
          <table:table-cell table:style-name="ce2" table:formula="of:=[.J$2]*[.$B7]" office:value-type="float" office:value="0.000115637888328084" calcext:value-type="float">
            <text:p>0.000115637888328</text:p>
          </table:table-cell>
          <table:table-cell table:style-name="ce2" table:formula="of:=[.K$2]*[.$B7]" office:value-type="float" office:value="0.0000186755782760718" calcext:value-type="float">
            <text:p>1.86755782760718E-05</text:p>
          </table:table-cell>
          <table:table-cell table:style-name="ce2" table:formula="of:=[.L$2]*[.$B7]" office:value-type="float" office:value="0.00000263910103656188" calcext:value-type="float">
            <text:p>2.63910103656188E-06</text:p>
          </table:table-cell>
        </table:table-row>
        <table:table-row table:style-name="ro1">
          <table:table-cell/>
          <table:table-cell table:formula="of:=[.$B$2]^[.C8]*EXP(-[.$B$2])/FACT([.C8])" office:value-type="float" office:value="0.04583763686835" calcext:value-type="float">
            <text:p>0.04583763686835</text:p>
          </table:table-cell>
          <table:table-cell office:value-type="float" office:value="4" calcext:value-type="float">
            <text:p>4</text:p>
          </table:table-cell>
          <table:table-cell table:formula="of:=[.D$2]*[.$B8]" office:value-type="float" office:value="0.0147996262787445" calcext:value-type="float">
            <text:p>0.014799626278745</text:p>
          </table:table-cell>
          <table:table-cell table:formula="of:=[.E$2]*[.$B8]" office:value-type="float" office:value="0.0167310306435892" calcext:value-type="float">
            <text:p>0.016731030643589</text:p>
          </table:table-cell>
          <table:table-cell table:formula="of:=[.F$2]*[.$B8]" office:value-type="float" office:value="0.00945724510620772" calcext:value-type="float">
            <text:p>0.009457245106208</text:p>
          </table:table-cell>
          <table:table-cell table:formula="of:=[.G$2]*[.$B8]" office:value-type="float" office:value="0.00356381651571718" calcext:value-type="float">
            <text:p>0.003563816515717</text:p>
          </table:table-cell>
          <table:table-cell table:style-name="ce1" table:formula="of:=[.H$2]*[.$B8]" office:value-type="float" office:value="0.00100722684156947" calcext:value-type="float">
            <text:p>0.001007226841569</text:p>
          </table:table-cell>
          <table:table-cell table:style-name="ce2" table:formula="of:=[.I$2]*[.$B8]" office:value-type="float" office:value="0.000227734712133202" calcext:value-type="float">
            <text:p>0.000227734712133</text:p>
          </table:table-cell>
          <table:table-cell table:style-name="ce2" table:formula="of:=[.J$2]*[.$B8]" office:value-type="float" office:value="0.0000429091516180367" calcext:value-type="float">
            <text:p>4.29091516180367E-05</text:p>
          </table:table-cell>
          <table:table-cell table:style-name="ce2" table:formula="of:=[.K$2]*[.$B8]" office:value-type="float" office:value="0.00000692984999457015" calcext:value-type="float">
            <text:p>6.92984999457015E-06</text:p>
          </table:table-cell>
          <table:table-cell table:style-name="ce2" table:formula="of:=[.L$2]*[.$B8]" office:value-type="float" office:value="0.00000097927753740942" calcext:value-type="float">
            <text:p>9.7927753740942E-07</text:p>
          </table:table-cell>
        </table:table-row>
        <table:table-row table:style-name="ro1">
          <table:table-cell/>
          <table:table-cell table:formula="of:=[.$B$2]^[.C9]*EXP(-[.$B$2])/FACT([.C9])" office:value-type="float" office:value="0.0136069873888824" calcext:value-type="float">
            <text:p>0.013606987388883</text:p>
          </table:table-cell>
          <table:table-cell office:value-type="float" office:value="5" calcext:value-type="float">
            <text:p>5</text:p>
          </table:table-cell>
          <table:table-cell table:formula="of:=[.D$2]*[.$B9]" office:value-type="float" office:value="0.00439329646756064" calcext:value-type="float">
            <text:p>0.004393296467561</text:p>
          </table:table-cell>
          <table:table-cell table:formula="of:=[.E$2]*[.$B9]" office:value-type="float" office:value="0.00496663742993952" calcext:value-type="float">
            <text:p>0.00496663742994</text:p>
          </table:table-cell>
          <table:table-cell table:formula="of:=[.F$2]*[.$B9]" office:value-type="float" office:value="0.00280740072319463" calcext:value-type="float">
            <text:p>0.002807400723195</text:p>
          </table:table-cell>
          <table:table-cell table:formula="of:=[.G$2]*[.$B9]" office:value-type="float" office:value="0.00105792553235086" calcext:value-type="float">
            <text:p>0.001057925532351</text:p>
          </table:table-cell>
          <table:table-cell table:formula="of:=[.H$2]*[.$B9]" office:value-type="float" office:value="0.000298997153154788" calcext:value-type="float">
            <text:p>0.000298997153155</text:p>
          </table:table-cell>
          <table:table-cell table:style-name="ce1" table:formula="of:=[.I$2]*[.$B9]" office:value-type="float" office:value="0.0000676034710276895" calcext:value-type="float">
            <text:p>6.76034710276895E-05</text:p>
          </table:table-cell>
          <table:table-cell table:style-name="ce1" table:formula="of:=[.J$2]*[.$B9]" office:value-type="float" office:value="0.0000127376611192061" calcext:value-type="float">
            <text:p>1.27376611192061E-05</text:p>
          </table:table-cell>
          <table:table-cell table:style-name="ce1" table:formula="of:=[.K$2]*[.$B9]" office:value-type="float" office:value="0.00000205713880394369" calcext:value-type="float">
            <text:p>2.05713880394369E-06</text:p>
          </table:table-cell>
          <table:table-cell table:style-name="ce1" table:formula="of:=[.L$2]*[.$B9]" office:value-type="float" office:value="0.000000290700350456907" calcext:value-type="float">
            <text:p>2.90700350456907E-07</text:p>
          </table:table-cell>
        </table:table-row>
        <table:table-row table:style-name="ro1">
          <table:table-cell/>
          <table:table-cell table:formula="of:=[.$B$2]^[.C10]*EXP(-[.$B$2])/FACT([.C10])" office:value-type="float" office:value="0.00336604950376212" calcext:value-type="float">
            <text:p>0.003366049503762</text:p>
          </table:table-cell>
          <table:table-cell office:value-type="float" office:value="6" calcext:value-type="float">
            <text:p>6</text:p>
          </table:table-cell>
          <table:table-cell table:formula="of:=[.D$2]*[.$B10]" office:value-type="float" office:value="0.00108679849344131" calcext:value-type="float">
            <text:p>0.001086798493441</text:p>
          </table:table-cell>
          <table:table-cell table:formula="of:=[.E$2]*[.$B10]" office:value-type="float" office:value="0.00122862959879522" calcext:value-type="float">
            <text:p>0.001228629598795</text:p>
          </table:table-cell>
          <table:table-cell table:formula="of:=[.F$2]*[.$B10]" office:value-type="float" office:value="0.000694485086308794" calcext:value-type="float">
            <text:p>0.000694485086309</text:p>
          </table:table-cell>
          <table:table-cell table:formula="of:=[.G$2]*[.$B10]" office:value-type="float" office:value="0.000261705961166424" calcext:value-type="float">
            <text:p>0.000261705961166</text:p>
          </table:table-cell>
          <table:table-cell table:formula="of:=[.H$2]*[.$B10]" office:value-type="float" office:value="0.0000739648821770256" calcext:value-type="float">
            <text:p>7.39648821770256E-05</text:p>
          </table:table-cell>
          <table:table-cell table:style-name="ce1" table:formula="of:=[.I$2]*[.$B10]" office:value-type="float" office:value="0.0000167235129718189" calcext:value-type="float">
            <text:p>1.67235129718189E-05</text:p>
          </table:table-cell>
          <table:table-cell table:style-name="ce1" table:formula="of:=[.J$2]*[.$B10]" office:value-type="float" office:value="0.00000315099857624804" calcext:value-type="float">
            <text:p>3.15099857624804E-06</text:p>
          </table:table-cell>
          <table:table-cell table:style-name="ce1" table:formula="of:=[.K$2]*[.$B10]" office:value-type="float" office:value="0.000000508887886222491" calcext:value-type="float">
            <text:p>5.08887886222491E-07</text:p>
          </table:table-cell>
          <table:table-cell table:style-name="ce1" table:formula="of:=[.L$2]*[.$B10]" office:value-type="float" office:value="0.0000000719124478059294" calcext:value-type="float">
            <text:p>7.19124478059294E-08</text:p>
          </table:table-cell>
        </table:table-row>
        <table:table-row table:style-name="ro1">
          <table:table-cell/>
          <table:table-cell table:formula="of:=[.$B$2]^[.C11]*EXP(-[.$B$2])/FACT([.C11])" office:value-type="float" office:value="0.000713727163297709" calcext:value-type="float">
            <text:p>0.000713727163298</text:p>
          </table:table-cell>
          <table:table-cell office:value-type="float" office:value="7" calcext:value-type="float">
            <text:p>7</text:p>
          </table:table-cell>
          <table:table-cell table:formula="of:=[.D$2]*[.$B11]" office:value-type="float" office:value="0.000230441532405611" calcext:value-type="float">
            <text:p>0.000230441532406</text:p>
          </table:table-cell>
          <table:table-cell table:formula="of:=[.E$2]*[.$B11]" office:value-type="float" office:value="0.000260514979744543" calcext:value-type="float">
            <text:p>0.000260514979745</text:p>
          </table:table-cell>
          <table:table-cell table:formula="of:=[.F$2]*[.$B11]" office:value-type="float" office:value="0.000147256559967328" calcext:value-type="float">
            <text:p>0.000147256559967</text:p>
          </table:table-cell>
          <table:table-cell table:formula="of:=[.G$2]*[.$B11]" office:value-type="float" office:value="0.0000554913565806584" calcext:value-type="float">
            <text:p>5.54913565806584E-05</text:p>
          </table:table-cell>
          <table:table-cell table:formula="of:=[.H$2]*[.$B11]" office:value-type="float" office:value="0.0000156832944616101" calcext:value-type="float">
            <text:p>1.56832944616101E-05</text:p>
          </table:table-cell>
          <table:table-cell table:style-name="ce1" table:formula="of:=[.I$2]*[.$B11]" office:value-type="float" office:value="0.00000354600413939493" calcext:value-type="float">
            <text:p>3.54600413939493E-06</text:p>
          </table:table-cell>
          <table:table-cell table:style-name="ce1" table:formula="of:=[.J$2]*[.$B11]" office:value-type="float" office:value="0.000000668128401815558" calcext:value-type="float">
            <text:p>6.68128401815558E-07</text:p>
          </table:table-cell>
          <table:table-cell table:style-name="ce1" table:formula="of:=[.K$2]*[.$B11]" office:value-type="float" office:value="0.000000107903079578658" calcext:value-type="float">
            <text:p>1.07903079578658E-07</text:p>
          </table:table-cell>
          <table:table-cell table:style-name="ce1" table:formula="of:=[.L$2]*[.$B11]" office:value-type="float" office:value="0.0000000152481023588499" calcext:value-type="float">
            <text:p>1.52481023588499E-08</text:p>
          </table:table-cell>
        </table:table-row>
        <table:table-row table:style-name="ro1">
          <table:table-cell/>
          <table:table-cell table:formula="of:=[.$B$2]^[.C12]*EXP(-[.$B$2])/FACT([.C12])" office:value-type="float" office:value="0.000132419518838684" calcext:value-type="float">
            <text:p>0.000132419518839</text:p>
          </table:table-cell>
          <table:table-cell office:value-type="float" office:value="8" calcext:value-type="float">
            <text:p>8</text:p>
          </table:table-cell>
          <table:table-cell table:formula="of:=[.D$2]*[.$B12]" office:value-type="float" office:value="0.0000427543722738652" calcext:value-type="float">
            <text:p>4.27543722738652E-05</text:p>
          </table:table-cell>
          <table:table-cell table:formula="of:=[.E$2]*[.$B12]" office:value-type="float" office:value="0.000048333971357697" calcext:value-type="float">
            <text:p>4.8333971357697E-05</text:p>
          </table:table-cell>
          <table:table-cell table:formula="of:=[.F$2]*[.$B12]" office:value-type="float" office:value="0.0000273208640772716" calcext:value-type="float">
            <text:p>2.73208640772716E-05</text:p>
          </table:table-cell>
          <table:table-cell table:formula="of:=[.G$2]*[.$B12]" office:value-type="float" office:value="0.0000102954449767124" calcext:value-type="float">
            <text:p>1.02954449767124E-05</text:p>
          </table:table-cell>
          <table:table-cell table:formula="of:=[.H$2]*[.$B12]" office:value-type="float" office:value="0.00000290975937754177" calcext:value-type="float">
            <text:p>2.90975937754177E-06</text:p>
          </table:table-cell>
          <table:table-cell table:style-name="ce1" table:formula="of:=[.I$2]*[.$B12]" office:value-type="float" office:value="0.000000657898684658573" calcext:value-type="float">
            <text:p>6.57898684658573E-07</text:p>
          </table:table-cell>
          <table:table-cell table:style-name="ce1" table:formula="of:=[.J$2]*[.$B12]" office:value-type="float" office:value="0.000000123959470846104" calcext:value-type="float">
            <text:p>1.23959470846104E-07</text:p>
          </table:table-cell>
          <table:table-cell table:style-name="ce1" table:formula="of:=[.K$2]*[.$B12]" office:value-type="float" office:value="0.0000000200195181209014" calcext:value-type="float">
            <text:p>2.00195181209014E-08</text:p>
          </table:table-cell>
          <table:table-cell table:style-name="ce1" table:formula="of:=[.L$2]*[.$B12]" office:value-type="float" office:value="0.00000000282901713903198" calcext:value-type="float">
            <text:p>2.82901713903198E-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U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.5" calcext:value-type="float">
            <text:p>1.5</text:p>
          </table:table-cell>
          <table:table-cell table:formula="of:=1-SUM([.D5];[.E4];[.D4])" office:value-type="float" office:value="0.735453065658588" calcext:value-type="float">
            <text:p>0.735453065658588</text:p>
          </table:table-cell>
          <table:table-cell table:formula="of:=IF([.C14]&gt;0.5;-[.C14]*100/(1-[.C14]);((1-[.C14])*100/[.C14]))" office:value-type="float" office:value="-278.004758395517" calcext:value-type="float">
            <text:p>-278.004758395517</text:p>
          </table:table-cell>
          <table:table-cell table:formula="of:=1-[.C14]" office:value-type="float" office:value="0.264546934341412" calcext:value-type="float">
            <text:p>0.264546934341412</text:p>
          </table:table-cell>
          <table:table-cell table:formula="of:=IF([.E14]&gt;0.5;-[.E14]*100/(1-[.E14]);((1-[.E14])*100/[.E14]))" office:value-type="float" office:value="278.004758395517" calcext:value-type="float">
            <text:p>278.004758395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-[.E15]" office:value-type="float" office:value="0.647184736892749" calcext:value-type="float">
            <text:p>0.647184736892749</text:p>
          </table:table-cell>
          <table:table-cell table:formula="of:=IF([.C15]&gt;0.5;-[.C15]*100/(1-[.C15]);((1-[.C15])*100/[.C15]))" office:value-type="float" office:value="-183.434449857124" calcext:value-type="float">
            <text:p>-183.434449857124</text:p>
          </table:table-cell>
          <table:table-cell table:formula="of:=SUM([.D4];[.D5];[.E4])/(1-SUM([.D6];[.E5];[.F4]))" office:value-type="float" office:value="0.352815263107251" calcext:value-type="float">
            <text:p>0.352815263107251</text:p>
          </table:table-cell>
          <table:table-cell table:formula="of:=IF([.E15]&gt;0.5;-[.E15]*100/(1-[.E15]);((1-[.E15])*100/[.E15]))" office:value-type="float" office:value="183.434449857124" calcext:value-type="float">
            <text:p>183.434449857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.C14]-SUM([.D6];[.E5];[.F4])" office:value-type="float" office:value="0.485270213623056" calcext:value-type="float">
            <text:p>0.485270213623056</text:p>
          </table:table-cell>
          <table:table-cell table:formula="of:=IF([.C16]&gt;0.5;-[.C16]*100/(1-[.C16]);((1-[.C16])*100/[.C16]))" office:value-type="float" office:value="106.070756441848" calcext:value-type="float">
            <text:p>106.070756441848</text:p>
          </table:table-cell>
          <table:table-cell table:formula="of:=1-[.C16]" office:value-type="float" office:value="0.514729786376944" calcext:value-type="float">
            <text:p>0.514729786376944</text:p>
          </table:table-cell>
          <table:table-cell table:formula="of:=IF([.E16]&gt;0.5;-[.E16]*100/(1-[.E16]);((1-[.E16])*100/[.E16]))" office:value-type="float" office:value="-106.070756441848" calcext:value-type="float">
            <text:p>-106.070756441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-[.E17]" office:value-type="float" office:value="0.341730395190586" calcext:value-type="float">
            <text:p>0.341730395190586</text:p>
          </table:table-cell>
          <table:table-cell table:formula="of:=IF([.C17]&gt;0.5;-[.C17]*100/(1-[.C17]);((1-[.C17])*100/[.C17]))" office:value-type="float" office:value="192.628345056134" calcext:value-type="float">
            <text:p>192.628345056134</text:p>
          </table:table-cell>
          <table:table-cell table:formula="of:=SUM([.D6];[.E5];[.F4];[.E4];[.D5];[.D4])/(1-SUM([.D7];[.E6];[.F5];[.G4]))" office:value-type="float" office:value="0.658269604809414" calcext:value-type="float">
            <text:p>0.658269604809414</text:p>
          </table:table-cell>
          <table:table-cell table:formula="of:=IF([.E17]&gt;0.5;-[.E17]*100/(1-[.E17]);((1-[.E17])*100/[.E17]))" office:value-type="float" office:value="-192.628345056134" calcext:value-type="float">
            <text:p>-192.628345056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.C16]-SUM([.D7];[.E6];[.F5];[.G4])" office:value-type="float" office:value="0.267213937921205" calcext:value-type="float">
            <text:p>0.267213937921205</text:p>
          </table:table-cell>
          <table:table-cell table:formula="of:=IF([.C18]&gt;0.5;-[.C18]*100/(1-[.C18]);((1-[.C18])*100/[.C18]))" office:value-type="float" office:value="274.231975988795" calcext:value-type="float">
            <text:p>274.231975988795</text:p>
          </table:table-cell>
          <table:table-cell table:formula="of:=1-[.C18]" office:value-type="float" office:value="0.732786062078795" calcext:value-type="float">
            <text:p>0.732786062078795</text:p>
          </table:table-cell>
          <table:table-cell table:formula="of:=IF([.E18]&gt;0.5;-[.E18]*100/(1-[.E18]);((1-[.E18])*100/[.E18]))" office:value-type="float" office:value="-274.231975988795" calcext:value-type="float">
            <text:p>-274.23197598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.C18]-SUM([.D8];[.E7];[.F6];[.G5];[.H4])" office:value-type="float" office:value="0.124672575715229" calcext:value-type="float">
            <text:p>0.124672575715229</text:p>
          </table:table-cell>
          <table:table-cell table:formula="of:=IF([.C20]&gt;0.5;-[.C20]*100/(1-[.C20]);((1-[.C20])*100/[.C20]))" office:value-type="float" office:value="702.101018819207" calcext:value-type="float">
            <text:p>702.101018819207</text:p>
          </table:table-cell>
          <table:table-cell table:formula="of:=1-[.C20]" office:value-type="float" office:value="0.875327424284771" calcext:value-type="float">
            <text:p>0.875327424284771</text:p>
          </table:table-cell>
          <table:table-cell table:formula="of:=IF([.E20]&gt;0.5;-[.E20]*100/(1-[.E20]);((1-[.E20])*100/[.E20]))" office:value-type="float" office:value="-702.101018819207" calcext:value-type="float">
            <text:p>-702.101018819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formula="of:=SUM([.E4:.L4];[.F5:.L5];[.G6:.L6];[.H7:.L7];[.I8:.L8];[.J9:.L9];[.K10:.L10];[.L11])" office:value-type="float" office:value="0.288668515503468" calcext:value-type="float">
            <text:p>0.288668515503468</text:p>
          </table:table-cell>
          <table:table-cell table:formula="of:=IF([.C23]&gt;0.5;-[.C23]*100/(1-[.C23]);((1-[.C23])*100/[.C23]))" office:value-type="float" office:value="246.418104605518" calcext:value-type="float">
            <text:p>246.4181046055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w</text:p>
          </table:table-cell>
          <table:table-cell table:formula="of:=SUM([.D4];[.E5];[.F6];[.G7];[.H8];[.I9];[.J10];[.K11];[.L12])" office:value-type="float" office:value="0.258183432240516" calcext:value-type="float">
            <text:p>0.258183432240516</text:p>
          </table:table-cell>
          <table:table-cell table:formula="of:=IF([.C24]&gt;0.5;-[.C24]*100/(1-[.C24]);((1-[.C24])*100/[.C24]))" office:value-type="float" office:value="287.321522268877" calcext:value-type="float">
            <text:p>287.3215222688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</text:p>
          </table:table-cell>
          <table:table-cell table:formula="of:=1-[.C23]-[.C24]" office:value-type="float" office:value="0.453148052256016" calcext:value-type="float">
            <text:p>0.453148052256016</text:p>
          </table:table-cell>
          <table:table-cell table:formula="of:=IF([.C25]&gt;0.5;-[.C25]*100/(1-[.C25]);((1-[.C25])*100/[.C25]))" office:value-type="float" office:value="120.678428390337" calcext:value-type="float">
            <text:p>120.6784283903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8732" calcext:value-type="float">
            <text:p>0.58732</text:p>
          </table:table-cell>
          <table:table-cell table:formula="of:=IF([.C26]&gt;0.5;-[.C26]*100/(1-[.C26]);((1-[.C26])*100/[.C26]))" office:value-type="float" office:value="-142.318503440923" calcext:value-type="float">
            <text:p>-142.31850344092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+0.5</text:p>
          </table:table-cell>
          <table:table-cell table:formula="of:=1-[.C29]" office:value-type="float" office:value="0.546880547072031" calcext:value-type="float">
            <text:p>0.546880547072031</text:p>
          </table:table-cell>
          <table:table-cell table:formula="of:=IF([.C28]&gt;0.5;-[.C28]*100/(1-[.C28]);((1-[.C28])*100/[.C28]))" office:value-type="float" office:value="-120.692356847228" calcext:value-type="float">
            <text:p>-120.6923568472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-0.5</text:p>
          </table:table-cell>
          <table:table-cell table:formula="of:=SUM([.D5:.D12];[.E6:.E12];[.F7:.F12];[.G8:.G12];[.H9:.H12];[.I10:.I12];[.J11:.J12];[.K12])" office:value-type="float" office:value="0.453119452927969" calcext:value-type="float">
            <text:p>0.453119452927969</text:p>
          </table:table-cell>
          <table:table-cell table:formula="of:=IF([.C29]&gt;0.5;-[.C29]*100/(1-[.C29]);((1-[.C29])*100/[.C29]))" office:value-type="float" office:value="120.692356847228" calcext:value-type="float">
            <text:p>120.69235684722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-0.5</text:p>
          </table:table-cell>
          <table:table-cell table:formula="of:=1-[.C32]" office:value-type="float" office:value="0.288697114831515" calcext:value-type="float">
            <text:p>0.288697114831515</text:p>
          </table:table-cell>
          <table:table-cell table:formula="of:=IF([.C31]&gt;0.5;-[.C31]*100/(1-[.C31]);((1-[.C31])*100/[.C31]))" office:value-type="float" office:value="246.383787237917" calcext:value-type="float">
            <text:p>246.3837872379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+0.5</text:p>
          </table:table-cell>
          <table:table-cell table:formula="of:=SUM([.D4:.D12];[.E5:.E12];[.F6:.F12];[.G7:.G12];[.H8:.H12];[.I9:.I12];[.J10:.J12];[.K11:.K12];[.L12])" office:value-type="float" office:value="0.711302885168485" calcext:value-type="float">
            <text:p>0.711302885168485</text:p>
          </table:table-cell>
          <table:table-cell table:formula="of:=IF([.C32]&gt;0.5;-[.C32]*100/(1-[.C32]);((1-[.C32])*100/[.C32]))" office:value-type="float" office:value="-246.383787237917" calcext:value-type="float">
            <text:p>-246.38378723791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-1.5</text:p>
          </table:table-cell>
          <table:table-cell table:formula="of:=1-[.C35]" office:value-type="float" office:value="0.114179404177216" calcext:value-type="float">
            <text:p>0.114179404177216</text:p>
          </table:table-cell>
          <table:table-cell table:formula="of:=IF([.C34]&gt;0.5;-[.C34]*100/(1-[.C34]);((1-[.C34])*100/[.C34]))" office:value-type="float" office:value="775.814694608073" calcext:value-type="float">
            <text:p>775.8146946080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+1.5</text:p>
          </table:table-cell>
          <table:table-cell table:formula="of:=SUM([.D4:.D12];[.E4:.E12];[.F5:.F12];[.G6:.G12];[.H7:.H12];[.I8:.I12];[.J9:.J12];[.K10:.K12];[.L11:.L12])" office:value-type="float" office:value="0.885820595822784" calcext:value-type="float">
            <text:p>0.885820595822784</text:p>
          </table:table-cell>
          <table:table-cell table:formula="of:=IF([.C35]&gt;0.5;-[.C35]*100/(1-[.C35]);((1-[.C35])*100/[.C35]))" office:value-type="float" office:value="-775.814694608073" calcext:value-type="float">
            <text:p>-775.8146946080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+1</text:p>
          </table:table-cell>
          <table:table-cell table:formula="of:=1-[.C38]" office:value-type="float" office:value="0.709430663093091" calcext:value-type="float">
            <text:p>0.709430663093091</text:p>
          </table:table-cell>
          <table:table-cell table:formula="of:=IF([.C37]&gt;0.5;-[.C37]*100/(1-[.C37]);((1-[.C37])*100/[.C37]))" office:value-type="float" office:value="-244.151936554948" calcext:value-type="float">
            <text:p>-244.151936554948</text:p>
          </table:table-cell>
          <table:table-cell/>
          <table:table-cell office:value-type="string" calcext:value-type="string">
            <text:p>Home -1</text:p>
          </table:table-cell>
          <table:table-cell table:formula="of:=SUM([.F4:.L4];[.G5:.L5];[.H6:.L6];[.I7:.L7];[.J8:.L8];[.K9:.L9];[.L10])/(1-SUM([.E4];[.F5];[.G6];[.H7];[.I8];[.J9];[.K10];[.L11]))" office:value-type="float" office:value="0.138283772192918" calcext:value-type="float">
            <text:p>0.138283772192918</text:p>
          </table:table-cell>
          <table:table-cell table:formula="of:=IF([.G37]&gt;0.5;-[.G37]*100/(1-[.G37]);((1-[.G37])*100/[.G37]))" office:value-type="float" office:value="623.150651838534" calcext:value-type="float">
            <text:p>623.150651838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way -1</text:p>
          </table:table-cell>
          <table:table-cell table:formula="of:=SUM([.D6:.D12];[.E7:.E12];[.F8:.F12];[.G9:.G12];[.H10:.H12];[.I11:.I12];[.J12])/(1-SUM([.D5];[.E6];[.F7];[.G8];[.H9];[.I10];[.J11];[.K12]))" office:value-type="float" office:value="0.290569336906909" calcext:value-type="float">
            <text:p>0.290569336906909</text:p>
          </table:table-cell>
          <table:table-cell table:formula="of:=IF([.C38]&gt;0.5;-[.C38]*100/(1-[.C38]);((1-[.C38])*100/[.C38]))" office:value-type="float" office:value="244.151936554948" calcext:value-type="float">
            <text:p>244.151936554948</text:p>
          </table:table-cell>
          <table:table-cell/>
          <table:table-cell office:value-type="string" calcext:value-type="string">
            <text:p>Away +1</text:p>
          </table:table-cell>
          <table:table-cell table:formula="of:=1-[.G37]" office:value-type="float" office:value="0.861716227807082" calcext:value-type="float">
            <text:p>0.861716227807082</text:p>
          </table:table-cell>
          <table:table-cell table:formula="of:=IF([.G38]&gt;0.5;-[.G38]*100/(1-[.G38]);((1-[.G38])*100/[.G38]))" office:value-type="float" office:value="-623.150651838534" calcext:value-type="float">
            <text:p>-623.15065183853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pk</text:p>
          </table:table-cell>
          <table:table-cell table:formula="of:=1-[.C41]" office:value-type="float" office:value="0.389175879022856" calcext:value-type="float">
            <text:p>0.389175879022856</text:p>
          </table:table-cell>
          <table:table-cell table:formula="of:=IF([.C40]&gt;0.5;-[.C40]*100/(1-[.C40]);((1-[.C40])*100/[.C40]))" office:value-type="float" office:value="156.953232176363" calcext:value-type="float">
            <text:p>156.9532321763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pk</text:p>
          </table:table-cell>
          <table:table-cell table:formula="of:=SUM([.D5:.D12];[.E6:.E12];[.F7:.F12];[.G8:.G12];[.H9:.H12];[.I10:.I12];[.J11:.J12];[.K12])/(1-SUM([.D4];[.E5];[.F6];[.G7];[.H8];[.I9];[.J10];[.K11];[.L12]))" office:value-type="float" office:value="0.610824120977144" calcext:value-type="float">
            <text:p>0.610824120977144</text:p>
          </table:table-cell>
          <table:table-cell table:formula="of:=IF([.C41]&gt;0.5;-[.C41]*100/(1-[.C41]);((1-[.C41])*100/[.C41]))" office:value-type="float" office:value="-156.953232176363" calcext:value-type="float">
            <text:p>-156.95323217636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0:34:11.80909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02:10:46.096309640</meta:creation-date>
    <dc:date>2020-05-18T00:40:29.907994163</dc:date>
    <meta:editing-duration>P10DT8H39M14S</meta:editing-duration>
    <meta:editing-cycles>12</meta:editing-cycles>
    <meta:generator>LibreOffice/6.3.5.2$Linux_X86_64 LibreOffice_project/30$Build-2</meta:generator>
    <meta:document-statistic meta:table-count="1" meta:cell-count="203" meta:object-count="0"/>
  </office:meta>
</office:document-meta>
</file>